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dash" draw:stroke-dash="Ultrafine_20_2_20_Dots_20_3_20_Dashes" svg:stroke-width="0.053cm" svg:stroke-color="#000000" draw:marker-start="Arrowheads_20_2" draw:marker-start-width="0.379cm" draw:marker-end="Arrowheads_20_2" draw:marker-end-width="0.379cm" svg:stroke-linecap="butt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="Arrowheads_20_2" draw:marker-start-width="0.379cm" draw:marker-end="Arrowheads_20_2" draw:marker-end-width="0.3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in-height="0.475cm" fo:min-width="2.4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in-height="0.949cm" fo:min-width="2.9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in-height="0.949cm" fo:min-width="1.05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3333ff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3333ff" loext:opacity="100%" style:font-name="Arial" fo:font-size="14pt" style:font-size-asian="14pt" style:font-size-complex="14pt"/>
    </style:style>
    <style:style style:name="P6" style:family="paragraph">
      <style:text-properties fo:color="#ff3333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ff3333" loext:opacity="100%" style:font-name="Arial" fo:font-size="14pt" style:font-size-asian="14pt" style:font-size-complex="14pt"/>
    </style:style>
    <style:style style:name="P8" style:family="paragraph">
      <style:paragraph-properties fo:text-align="start"/>
      <style:text-properties fo:color="#ff3333" loext:opacity="100%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ff3333" loext:opacity="100%" style:font-name="Arial" fo:font-size="14pt" style:font-size-asian="14pt" style:font-size-complex="14pt"/>
    </style:style>
    <style:style style:name="P10" style:family="paragraph">
      <style:paragraph-properties fo:text-align="start"/>
      <style:text-properties fo:color="#3333ff" loext:opacity="100%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3333ff" loext:opacity="100%" style:font-name="Arial" fo:font-size="14pt" style:font-size-asian="14pt" style:font-size-complex="14pt"/>
    </style:style>
    <style:style style:name="T1" style:family="text">
      <style:text-properties style:font-name="Arial" fo:font-size="12pt" style:font-name-asian="Arial1" style:font-size-asian="12pt" style:font-name-complex="Arial1" style:font-size-complex="12pt"/>
    </style:style>
    <style:style style:name="T2" style:family="text">
      <style:text-properties fo:color="#3333ff" loext:opacity="100%" style:font-name="Arial" fo:font-size="12pt" style:font-name-asian="Arial1" style:font-size-asian="12pt" style:font-name-complex="Arial1" style:font-size-complex="12pt"/>
    </style:style>
    <style:style style:name="T3" style:family="text">
      <style:text-properties fo:color="#ff3333" loext:opacity="100%" style:font-name="Arial" fo:font-size="12pt" style:font-name-asian="Arial1" style:font-size-asian="12pt" style:font-name-complex="Arial1" style:font-size-complex="1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color="#ff3333" loext:opacity="100%" style:font-name="Arial" fo:font-size="12pt" style:font-size-asian="12pt" style:font-size-complex="12pt"/>
    </style:style>
    <style:style style:name="T6" style:family="text">
      <style:text-properties fo:color="#3333ff" loext:opacity="100%"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7cm" svg:height="0.806cm" svg:x="8.19cm" svg:y="2.979cm">
          <draw:text-box>
            <text:p><text:span text:style-name="T1">≥ </text:span><text:span text:style-name="T1">15 μs</text:span></text:p>
          </draw:text-box>
        </draw:frame>
        <draw:line draw:style-name="gr2" draw:text-style-name="P2" draw:layer="layout" svg:x1="1.725cm" svg:y1="4.11cm" svg:x2="1.725cm" svg:y2="1.552cm">
          <text:p/>
        </draw:line>
        <draw:line draw:style-name="gr2" draw:text-style-name="P2" draw:layer="layout" svg:x1="13.725cm" svg:y1="4.11cm" svg:x2="13.725cm" svg:y2="1.552cm">
          <text:p/>
        </draw:line>
        <draw:line draw:style-name="gr3" draw:text-style-name="P2" draw:layer="layout" svg:x1="7.725cm" svg:y1="4.11cm" svg:x2="7.725cm" svg:y2="1.552cm">
          <text:p/>
        </draw:line>
        <draw:line draw:style-name="gr4" draw:text-style-name="P2" draw:layer="layout" svg:x1="8.001cm" svg:y1="4.11cm" svg:x2="8.001cm" svg:y2="1.552cm">
          <text:p/>
        </draw:line>
        <draw:line draw:style-name="gr4" draw:text-style-name="P2" draw:layer="layout" svg:x1="10.325cm" svg:y1="4.11cm" svg:x2="10.325cm" svg:y2="1.552cm">
          <text:p/>
        </draw:line>
        <draw:line draw:style-name="gr5" draw:text-style-name="P3" draw:layer="layout" svg:x1="7.748cm" svg:y1="2.299cm" svg:x2="13.715cm" svg:y2="2.299cm">
          <text:p/>
        </draw:line>
        <draw:line draw:style-name="gr6" draw:text-style-name="P3" draw:layer="layout" svg:x1="7.748cm" svg:y1="3.699cm" svg:x2="10.313cm" svg:y2="3.699cm">
          <text:p/>
        </draw:line>
        <draw:frame draw:style-name="gr1" draw:text-style-name="P1" draw:layer="layout" svg:width="2.17cm" svg:height="0.806cm" svg:x="11.29cm" svg:y="1.579cm">
          <draw:text-box>
            <text:p><text:span text:style-name="T1">≥ </text:span><text:span text:style-name="T1">600 μs</text:span></text:p>
          </draw:text-box>
        </draw:frame>
        <draw:line draw:style-name="gr5" draw:text-style-name="P3" draw:layer="layout" svg:x1="1.749cm" svg:y1="2.299cm" svg:x2="7.716cm" svg:y2="2.299cm">
          <text:p/>
        </draw:line>
        <draw:frame draw:style-name="gr1" draw:text-style-name="P1" draw:layer="layout" svg:width="2.17cm" svg:height="0.806cm" svg:x="2.09cm" svg:y="1.579cm">
          <draw:text-box>
            <text:p><text:span text:style-name="T1">≥ </text:span><text:span text:style-name="T1">600 μs</text:span></text:p>
          </draw:text-box>
        </draw:frame>
        <draw:line draw:style-name="gr7" draw:text-style-name="P2" draw:layer="layout" svg:x1="1.243cm" svg:y1="4.097cm" svg:x2="14.754cm" svg:y2="4.097cm">
          <text:p/>
        </draw:line>
        <draw:g>
          <draw:polyline draw:style-name="gr4" draw:text-style-name="P2" draw:layer="layout" svg:width="0.238cm" svg:height="4.139cm" draw:transform="rotate (-1.5707963267949) translate (12.141cm 4.173cm)" svg:viewBox="0 0 239 4140" draw:points="0,4140 239,4140 239,0 0,0">
            <text:p/>
          </draw:polyline>
          <draw:line draw:style-name="gr4" draw:text-style-name="P2" draw:layer="layout" svg:x1="10.062cm" svg:y1="4.679cm" svg:x2="10.062cm" svg:y2="4.444cm">
            <text:p/>
          </draw:line>
        </draw:g>
        <draw:frame draw:style-name="gr8" draw:text-style-name="P5" draw:layer="layout" svg:width="2.17cm" svg:height="0.725cm" svg:x="9.49cm" svg:y="4.679cm">
          <draw:text-box>
            <text:p text:style-name="P4"><text:span text:style-name="T2">200 μs</text:span></text:p>
          </draw:text-box>
        </draw:frame>
        <draw:g>
          <draw:polyline draw:style-name="gr3" draw:text-style-name="P2" draw:layer="layout" svg:width="0.238cm" svg:height="0.37cm" draw:transform="rotate (-1.5707963267949) translate (8.099cm 4.173cm)" svg:viewBox="0 0 239 371" draw:points="0,371 239,371 239,0 0,0">
            <text:p/>
          </draw:polyline>
          <draw:line draw:style-name="gr3" draw:text-style-name="P2" draw:layer="layout" svg:x1="7.844cm" svg:y1="4.679cm" svg:x2="7.844cm" svg:y2="4.444cm">
            <text:p/>
          </draw:line>
          <draw:polyline draw:style-name="gr3" draw:text-style-name="P2" draw:layer="layout" svg:width="0.238cm" svg:height="0.176cm" draw:transform="rotate (-1.5707963267949) translate (7.731cm 4.173cm)" svg:viewBox="0 0 239 177" draw:points="0,177 239,177 239,0 0,0">
            <text:p/>
          </draw:polyline>
        </draw:g>
        <draw:frame draw:style-name="gr9" draw:text-style-name="P7" draw:layer="layout" svg:width="2.919cm" svg:height="0.725cm" svg:x="6.267cm" svg:y="4.679cm">
          <draw:text-box>
            <text:p text:style-name="P6"><text:span text:style-name="T3">(-0.3, 0.6) μs</text:span></text:p>
          </draw:text-box>
        </draw:frame>
        <draw:frame draw:style-name="gr10" draw:text-style-name="P1" draw:layer="layout" svg:width="3.495cm" svg:height="1.199cm" svg:x="0.081cm" svg:y="0.28cm">
          <draw:text-box>
            <text:p text:style-name="P3"><text:span text:style-name="T4">IWS/AD/shower</text:span><text:span text:style-name="T4"><text:line-break/></text:span><text:span text:style-name="T4">muons</text:span></text:p>
          </draw:text-box>
        </draw:frame>
        <draw:frame draw:style-name="gr11" draw:text-style-name="P9" draw:layer="layout" svg:width="1.565cm" svg:height="1.199cm" svg:x="6.269cm" svg:y="0.281cm">
          <draw:text-box>
            <text:p text:style-name="P8"><text:span text:style-name="T5">OWS</text:span><text:span text:style-name="T5"><text:line-break/></text:span><text:span text:style-name="T5">muon</text:span></text:p>
          </draw:text-box>
        </draw:frame>
        <draw:frame draw:style-name="gr11" draw:text-style-name="P11" draw:layer="layout" svg:width="1.869cm" svg:height="1.199cm" svg:x="7.675cm" svg:y="0.282cm">
          <draw:text-box>
            <text:p text:style-name="P10"><text:span text:style-name="T6">Prompt</text:span><text:span text:style-name="T6"><text:line-break/></text:span><text:span text:style-name="T6">(recoil)</text:span></text:p>
          </draw:text-box>
        </draw:frame>
        <draw:frame draw:style-name="gr11" draw:text-style-name="P11" draw:layer="layout" svg:width="2.2cm" svg:height="1.199cm" svg:x="9.953cm" svg:y="0.283cm">
          <draw:text-box>
            <text:p text:style-name="P10"><text:span text:style-name="T6">Delayed</text:span><text:span text:style-name="T6"><text:line-break/></text:span><text:span text:style-name="T6">(capture)</text:span></text:p>
          </draw:text-box>
        </draw:frame>
        <draw:frame draw:style-name="gr10" draw:text-style-name="P1" draw:layer="layout" svg:width="3.495cm" svg:height="1.199cm" svg:x="12.082cm" svg:y="0.281cm">
          <draw:text-box>
            <text:p text:style-name="P3"><text:span text:style-name="T4">IWS/AD/shower</text:span><text:span text:style-name="T4"><text:line-break/></text:span><text:span text:style-name="T4">mu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5.4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7:02:33.346107689</meta:creation-date>
    <dc:date>2021-09-20T20:22:36.354188427</dc:date>
    <meta:editing-duration>PT37M18S</meta:editing-duration>
    <meta:editing-cycles>9</meta:editing-cycles>
    <meta:generator>LibreOffice/7.2.1.2$Linux_X86_64 LibreOffice_project/20$Build-2</meta:generator>
    <meta:document-statistic meta:object-count="26"/>
  </office:meta>
</office:document-meta>
</file>